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line-height="110%" fo:orphans="2" fo:widows="2" fo:text-indent="0cm" style:auto-text-indent="false" fo:padding="0cm" fo:border="none"/>
      <style:text-properties fo:font-variant="normal" fo:text-transform="none" fo:color="#333333" style:font-name="Open Sans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</style:style>
    <style:style style:name="P3" style:family="paragraph" style:parent-style-name="Text_20_body" style:list-style-name="L1">
      <style:paragraph-properties fo:margin-top="0cm" fo:margin-bottom="0.265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nux challenge - beginner</text:h>
      <text:p text:style-name="P2">NOTE: Be careful with this exercise! If you do this wrong you might fill up your disk. Read the instructions to the end before you do anything.</text:p>
      <text:p text:style-name="P2">Before starting this exercise let's define the terms: * Whenever there is room for interpretation, make a decision and write a comment about what you think can be interpreted in more than one way and how you decide to interpret the question. * In every step let your reviewer know what your thought process is and why you did something this way. * You can directly upload your solution here or upload it to github and post the link to github as your solution. * Each step described below is meant to separate the thought process, you don't need to have a single solution file for each step. You can comment inside the code file(s), use a separate text file, or explain everything in the solution here. * The following challenge can be done with one script only. If you want to use multiple scripts explain why. * Counting lines in a file refers to the output of "wc -l".</text:p>
      <text:p text:style-name="P2">Write a script using /bin/bash that does the following:</text:p>
      <text:list xml:id="list3721668990" text:style-name="L1">
        <text:list-item>
          <text:p text:style-name="P3">Create a series of random numbers and strings of characters and write them to a file, no more than 15 characters for each line. As characters assume the Latin Alphabet, [A-Za-z], without special characters and the numbers 0,1,2,3,4,5,6,7,8,9. Example of a line with 15 characters: 123456789aBcDeF Explain the process how you create the lines in your file.</text:p>
        </text:list-item>
        <text:list-item>
          <text:p text:style-name="P3">Control the size of the file. If the file reaches the size of 1 MiB interrupt the creation of more random lines. What is a good way to control the size of a file? Discuss what options you know and why you picked one of them. Come up with two ways in Linux to find the size of a file. This step is there to protect you from filling up your disk. You should write your script in a way that it terminates when reaching a certain size.</text:p>
        </text:list-item>
        <text:list-item>
          <text:p text:style-name="P3">Now sort the file. Select a sorting style. Which one did you use? Why? What is the most common command in Linux to sort a file and what happens when you use the default option, i.e. using no specific sorting option?</text:p>
        </text:list-item>
        <text:list-item>
          <text:p text:style-name="P3">Remove all lines that start with an “a”, no matter if it is in uppercase or lowercase. Safe the result into a new file. Use regular expressions to do this.</text:p>
        </text:list-item>
        <text:list-item>
          <text:p text:style-name="P3">How many lines were removed?</text:p>
        </text:list-item>
      </text:list>
      <text:p text:style-name="P2">Make sure to make all files available, the script(s) and the resulting two files with the random characters, and in case you have a text file for your explanations, the text file, too. Best practice is a link to your github repository, but again, you can also upload them here.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0T01:08:21.837932216</meta:creation-date>
    <dc:date>2019-11-20T01:09:22.253820577</dc:date>
    <meta:editing-duration>PT1M1S</meta:editing-duration>
    <meta:editing-cycles>1</meta:editing-cycles>
    <meta:document-statistic meta:table-count="0" meta:image-count="0" meta:object-count="0" meta:page-count="1" meta:paragraph-count="10" meta:word-count="476" meta:character-count="2565" meta:non-whitespace-character-count="2104"/>
    <meta:generator>LibreOffice/6.3.2.2$Linux_X86_64 LibreOffice_project/30$Build-2</meta:generator>
  </office:meta>
</office:document-meta>
</file>